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nb" fo:country="NO"/>
    </style:style>
    <style:style style:name="P2" style:family="paragraph" style:parent-style-name="Standard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fo:language="nb" fo:country="NO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1.905cm"/>
        </style:tab-stops>
      </style:paragraph-properties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fo:language="nb" fo:country="NO"/>
    </style:style>
    <style:style style:name="P5" style:family="paragraph" style:parent-style-name="Standard" style:list-style-name="L1">
      <style:paragraph-properties>
        <style:tab-stops>
          <style:tab-stop style:position="1.905cm"/>
        </style:tab-stops>
      </style:paragraph-properties>
    </style:style>
    <style:style style:name="P6" style:family="paragraph" style:parent-style-name="Standard" style:list-style-name="L2">
      <style:paragraph-properties>
        <style:tab-stops>
          <style:tab-stop style:position="1.905cm"/>
        </style:tab-stops>
      </style:paragraph-properties>
    </style:style>
    <style:style style:name="P7" style:family="paragraph" style:parent-style-name="Heading_20_2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fo:language="nb" fo:country="NO" fo:font-style="normal" style:font-style-asian="normal" style:font-style-complex="normal"/>
    </style:style>
    <style:style style:name="T1" style:family="text">
      <style:text-properties fo:language="nb" fo:country="NO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Oversikt over behov</text:p>
      <text:p text:style-name="P1"/>
      <text:p text:style-name="P3"><text:span text:style-name="T1">Skjermbildet gir en oversikt over registrerte behov.</text:span></text:p>
      <text:p text:style-name="P3"><text:span text:style-name="T1"/></text:p>
      <text:p text:style-name="P3"><text:span text:style-name="T1">Finn aktuelt behov ved å </text:span></text:p>
      <text:list xml:id="list34425470" text:style-name="L2">
        <text:list-item>
          <text:p text:style-name="P6"><text:span text:style-name="T1">filtrere data ved bruk av en eller flere av nedtrekksmenyene oppe til venstre</text:span></text:p>
        </text:list-item>
        <text:list-item>
          <text:p text:style-name="P6"><text:span text:style-name="T1">søke på hele eller deler av tittel eller ID nr i eget felt oppe til høyre i vinduet</text:span></text:p>
        </text:list-item>
        <text:list-item>
          <text:p text:style-name="P6"><text:span text:style-name="T1">sortere oversikten; klikk i kolonner med mørk grå farge i kolonnenavn for å sortere stigende/synkende på data i denne kolonnen</text:span></text:p>
        </text:list-item>
        <text:list-item>
          <text:p text:style-name="P6"><text:span text:style-name="T1">bla side for side eller direkte til ønsket side i overkant av tabellen</text:span></text:p>
        </text:list-item>
        <text:list-item>
          <text:p text:style-name="P6"><text:span text:style-name="T1">klikke på objekt id i tabellen (Eiendom, Bygg, Etasje etc). Du får da en oversikt over alle behov registrert på dette objektet.</text:span></text:p>
        </text:list-item>
      </text:list>
      <text:p text:style-name="P3"><text:span text:style-name="T1"/></text:p>
      <text:p text:style-name="P3"><text:span text:style-name="T1">Klikk «Legg til» for å registrere nytt behov.</text:span></text:p>
      <text:p text:style-name="P2"/>
      <text:p text:style-name="P2">Hvert enkelt behov kan gis en prioritering ved å gi verdi fra 0-3 innenfor Sikkerhet, Estetikk, Inneklima, Følgeskader og Brukertilfredshet. Hvordan disse vektes innbyrdes defineres i egen tabell. Denne tabellen er tilgjengelig ved på klikke lenke «Prioriteringsnøkkel» oppe til høyre i skjermbild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1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text:style-name="WW8Num1z1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start-value="3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Sigurd Nes</meta:initial-creator>
    <meta:creation-date>2007-03-29T13:50:12</meta:creation-date>
    <dc:creator>knut vidar olsen</dc:creator>
    <dc:date>2009-09-18T14:42:21.03</dc:date>
    <dc:language>en-US</dc:language>
    <meta:editing-cycles>10</meta:editing-cycles>
    <meta:editing-duration>PT01H58M33S</meta:editing-duration>
    <meta:document-statistic meta:table-count="0" meta:image-count="0" meta:object-count="0" meta:page-count="1" meta:paragraph-count="10" meta:word-count="156" meta:character-count="929"/>
    <meta:user-defined meta:name="Info 1"/>
    <meta:user-defined meta:name="Info 2"/>
    <meta:user-defined meta:name="Info 3"/>
    <meta:user-defined meta:name="Info 4"/>
  </office:meta>
</office:document-meta>
</file>